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1.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svg:stroke-width="0.1cm" svg:stroke-color="#333333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subtitle">
      <style:graphic-properties draw:auto-grow-height="true" fo:min-height="2.793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30%" fo:text-indent="0cm"/>
    </style:style>
    <style:style style:name="P6" style:family="paragraph">
      <style:paragraph-properties fo:margin-left="0cm" fo:margin-right="0cm" fo:margin-top="0cm" fo:margin-bottom="0cm" fo:line-height="130%" fo:text-indent="0cm"/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10%" fo:text-indent="0cm"/>
    </style:style>
    <style:style style:name="P8" style:family="paragraph">
      <style:paragraph-properties fo:margin-left="0cm" fo:margin-right="0cm" fo:margin-top="0cm" fo:margin-bottom="0cm" fo:line-height="110%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333333" style:font-name="Futura1" fo:font-size="13pt" style:font-size-asian="13pt" style:font-size-complex="13pt"/>
    </style:style>
    <style:style style:name="P1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Futura1" fo:font-size="25pt" fo:font-style="normal" fo:text-shadow="none" style:text-underline-style="none" fo:font-weight="normal" style:letter-kerning="true" style:font-name-asian="Futura1" style:font-size-asian="18pt" style:font-style-asian="normal" style:font-weight-asian="normal" style:font-name-complex="Futur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style:font-name="Futura1" fo:font-size="13pt" style:font-size-asian="13pt" style:font-size-complex="13pt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  <text:p/>
                <text:p>TODO : échanger les parties 1. et 2.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éfinition dans le droit français</text:p>
              </text:list-item>
              <text:list-item>
                <text:p>Implications concrètes</text:p>
              </text:list-item>
              <text:list-item>
                <text:p>Quelques mots sur la propriété intellectuelle ? (différence œuvre / produit ? différence avec le copyright ?)</text:p>
              </text:list-item>
              <text:list-item>
                <text:p>Exemple concret : rémunération sur les diffusions radiophoniques</text:p>
              </text:list-item>
              <text:list-item>
                <text:p>En quoi est-ce que ces lois (du siècle dernier) se transpose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xml:id="id1" draw:id="id1" draw:layer="layout" svg:width="25.199cm" svg:height="3.506cm" svg:x="1.4cm" svg:y="0.837cm" presentation:class="title" presentation:user-transformed="true">
          <draw:text-box>
            <text:p>Droit d'auteur</text:p>
          </draw:text-box>
        </draw:frame>
        <draw:frame presentation:style-name="pr7" draw:text-style-name="P2" draw:layer="layout" svg:width="25.199cm" svg:height="1.524cm" svg:x="1.401cm" svg:y="16.776cm" presentation:class="outline" presentation:user-transformed="true">
          <draw:text-box>
            <text:list text:style-name="L3">
              <text:list-header>
                <text:p text:style-name="P2">Défini précisément dans le Droit français</text:p>
              </text:list-header>
            </text:list>
          </draw:text-box>
        </draw:frame>
        <draw:frame draw:style-name="gr2" xml:id="id2" draw:id="id2" draw:layer="layout" svg:width="15.108cm" svg:height="1.597cm" svg:x="0.132cm" svg:y="9.438cm">
          <draw:text-box>
            <text:p text:style-name="P2">Droit moral</text:p>
          </draw:text-box>
        </draw:frame>
        <draw:frame draw:style-name="gr2" xml:id="id3" draw:id="id3" draw:layer="layout" svg:width="12.76cm" svg:height="1.597cm" svg:x="14.74cm" svg:y="9.382cm">
          <draw:text-box>
            <text:p text:style-name="P2"><text:span text:style-name="T2">Droits patrimoniaux</text:span></text:p>
          </draw:text-box>
        </draw:frame>
        <draw:connector draw:style-name="gr3" draw:text-style-name="P2" draw:layer="layout" draw:type="line" svg:x1="13.999cm" svg:y1="4.343cm" svg:x2="7.686cm" svg:y2="9.438cm" draw:start-shape="id1" draw:end-shape="id2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1" draw:start-glue-point="2" draw:end-shape="id3" draw:end-glue-point="0" svg:d="m13999 4343 7121 5039" svg:viewBox="0 0 7122 504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 mora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Paternité de l'œuvre</text:p>
              </text:list-item>
              <text:list-item>
                <text:p text:style-name="P3">Lié au créateur sans limite de dur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patrimonia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roit d'exploitation économique</text:p>
              </text:list-item>
              <text:list-item>
                <text:p>Peut être cédé ou vendu</text:p>
                <text:list>
                  <text:list-item>
                    <text:p>Choix d'une licence d'exploitation</text:p>
                  </text:list-item>
                </text:list>
              </text:list-item>
              <text:list-item>
                <text:p>Limité dans le temps à 70 ans après la mort de l'au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voisi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munération sur les diffusions</text:p>
              </text:list-item>
              <text:list-item>
                <text:p>Partagée entre les acteurs</text:p>
              </text:list-item>
              <text:list-item>
                <text:p>Collecte effectuée par des sociétés de gestion des droits d'auteur</text:p>
                <text:list>
                  <text:list-item>
                    <text:p>Exemple : SACEM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xml:id="id4" draw:id="id4" draw:layer="layout" svg:width="25.199cm" svg:height="3.506cm" svg:x="1.4cm" svg:y="0.837cm" presentation:class="title">
          <draw:text-box>
            <text:p>Nature de l'œuvre</text:p>
          </draw:text-box>
        </draw:frame>
        <draw:frame draw:style-name="gr2" xml:id="id5" draw:id="id5" draw:layer="layout" svg:width="15.108cm" svg:height="1.597cm" svg:x="0.132cm" svg:y="9.438cm">
          <draw:text-box>
            <text:p text:style-name="P2">Œuvre de l'esprit</text:p>
          </draw:text-box>
        </draw:frame>
        <draw:frame draw:style-name="gr2" xml:id="id6" draw:id="id6" draw:layer="layout" svg:width="12.76cm" svg:height="1.597cm" svg:x="14.74cm" svg:y="9.382cm">
          <draw:text-box>
            <text:p text:style-name="P2"><text:span text:style-name="T2">Exemplaires de l'œuvre</text:span></text:p>
          </draw:text-box>
        </draw:frame>
        <draw:connector draw:style-name="gr3" draw:text-style-name="P2" draw:layer="layout" draw:type="line" svg:x1="13.999cm" svg:y1="4.343cm" svg:x2="7.686cm" svg:y2="9.438cm" draw:start-shape="id4" draw:end-shape="id5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4" draw:start-glue-point="2" draw:end-shape="id6" draw:end-glue-point="0" svg:d="m13999 4343 7121 5039" svg:viewBox="0 0 7122 5040">
          <text:p/>
        </draw:connector>
        <draw:frame draw:style-name="gr4" draw:text-style-name="P4" draw:layer="layout" svg:width="10.414cm" svg:height="6.031cm" svg:x="3.048cm" svg:y="12.192cm">
          <draw:text-box>
            <text:list text:style-name="L1">
              <text:list-item>
                <text:p text:style-name="P4"><text:span text:style-name="T3">Bien non-rival</text:span></text:p>
              </text:list-item>
              <text:list-item>
                <text:p text:style-name="P4"><text:span text:style-name="T3">Usage non-exclusif</text:span></text:p>
              </text:list-item>
              <text:list-item>
                <text:p text:style-name="P4"><text:span text:style-name="T3">« Bien public »</text:span></text:p>
                <text:p text:style-name="P4"><text:span text:style-name="T3"/></text:p>
              </text:list-item>
              <text:list-item>
                <text:p text:style-name="P4"><text:span text:style-name="T3">Coûts fixes de création</text:span></text:p>
              </text:list-item>
            </text:list>
          </draw:text-box>
        </draw:frame>
        <draw:frame draw:style-name="gr4" draw:text-style-name="P4" draw:layer="layout" svg:width="11.05cm" svg:height="7.187cm" svg:x="16.128cm" svg:y="12.159cm">
          <draw:text-box>
            <text:list text:style-name="L1">
              <text:list-item>
                <text:p text:style-name="P4"><text:span text:style-name="T3">Bien rival</text:span></text:p>
              </text:list-item>
              <text:list-item>
                <text:p text:style-name="P4"><text:span text:style-name="T3">Usage exclusif</text:span></text:p>
              </text:list-item>
              <text:list-item>
                <text:p text:style-name="P4"><text:span text:style-name="T3">Peut être vendu</text:span></text:p>
                <text:p text:style-name="P4"><text:span text:style-name="T3"/></text:p>
              </text:list-item>
              <text:list-item>
                <text:p text:style-name="P4"><text:span text:style-name="T3">Coûts marginaux (copie, diffusion, communication)</text:span></text:p>
              </text:list-item>
            </text:list>
          </draw:text-box>
        </draw:frame>
        <draw:line draw:style-name="gr5" draw:text-style-name="P2" draw:layer="layout" svg:x1="13.999cm" svg:y1="9.652cm" svg:x2="13.999cm" svg:y2="18.03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ort numér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rival, non exclusif</text:p>
              </text:list-item>
              <text:list-item>
                <text:p>Coûts marginaux négligeables</text:p>
                <text:list>
                  <text:list-item>
                    <text:p>Copie</text:p>
                  </text:list-item>
                  <text:list-item>
                    <text:p>Diffusion</text:p>
                  </text:list-item>
                  <text:list-item>
                    <text:p>Communication</text:p>
                  </text:list-item>
                </text:list>
              </text:list-item>
              <text:list-item>
                <text:p>=&gt; Quel statut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text-style-name="P2" draw:layer="layout" svg:width="25.199cm" svg:height="1.394cm" svg:x="1.401cm" svg:y="4.003cm" presentation:class="outline" presentation:user-transformed="true">
          <draw:text-box>
            <text:p text:style-name="P2">Maximiser « l'utilité sociale »</text:p>
          </draw:text-box>
        </draw:frame>
        <draw:frame presentation:style-name="pr4" draw:layer="layout" svg:width="25.199cm" svg:height="12.179cm" svg:x="1.401cm" svg:y="6.611cm" presentation:class="outline" presentation:user-transformed="true">
          <draw:text-box>
            <text:list text:style-name="L3">
              <text:list-item>
                <text:p>Libre accès aux œuvres</text:p>
                <text:list>
                  <text:list-item>
                    <text:p>Domaine public</text:p>
                  </text:list-item>
                </text:list>
              </text:list-item>
              <text:list-item>
                <text:p>Mais comment vivre de son art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système du droit d'auteur conduit naturellement à l'établissement d'un système reposant sur des <text:span text:style-name="T4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ue simplifiée</text:p>
          </draw:text-box>
        </draw:frame>
        <draw:g>
          <draw:frame draw:style-name="gr6" draw:text-style-name="P6" xml:id="id9" draw:id="id9" draw:layer="layout" svg:width="5.6cm" svg:height="1.165cm" svg:x="18.877cm" svg:y="4.872cm">
            <draw:text-box>
              <text:p text:style-name="P5"><text:span text:style-name="T5">Consommateur</text:span></text:p>
            </draw:text-box>
          </draw:frame>
          <draw:g>
            <draw:frame draw:style-name="gr7" draw:text-style-name="P8" xml:id="id12" draw:id="id12" draw:layer="layout" svg:width="10.2cm" svg:height="1.394cm" svg:x="14.027cm" svg:y="12.564cm">
              <draw:text-box>
                <text:p text:style-name="P7"><text:span text:style-name="T6">Major, maison d'édition</text:span></text:p>
              </draw:text-box>
            </draw:frame>
            <draw:frame draw:style-name="gr8" draw:text-style-name="P8" xml:id="id8" draw:id="id8" draw:layer="layout" svg:width="5.196cm" svg:height="1.4cm" svg:x="9.322cm" svg:y="6.645cm">
              <draw:text-box>
                <text:p text:style-name="P7"><text:span text:style-name="T6">Distributeur</text:span></text:p>
              </draw:text-box>
            </draw:frame>
            <draw:frame draw:style-name="gr9" draw:text-style-name="P8" xml:id="id7" draw:id="id7" draw:layer="layout" svg:width="3.2cm" svg:height="1.394cm" svg:x="3.022cm" svg:y="6.65cm">
              <draw:text-box>
                <text:p text:style-name="P7"><text:span text:style-name="T6">Artiste</text:span></text:p>
              </draw:text-box>
            </draw:frame>
            <draw:frame draw:style-name="gr10" draw:text-style-name="P8" draw:layer="layout" svg:width="4.782cm" svg:height="1.394cm" svg:x="12.971cm" svg:y="16.225cm">
              <draw:text-box>
                <text:p text:style-name="P7"><text:span text:style-name="T7">Législateur</text:span></text:p>
              </draw:text-box>
            </draw:frame>
            <draw:frame draw:style-name="gr11" draw:text-style-name="P6" xml:id="id10" draw:id="id10" draw:layer="layout" svg:width="5.6cm" svg:height="1.165cm" svg:x="18.878cm" svg:y="6.762cm">
              <draw:text-box>
                <text:p text:style-name="P5"><text:span text:style-name="T5">Consommateur</text:span></text:p>
              </draw:text-box>
            </draw:frame>
            <draw:frame draw:style-name="gr12" draw:text-style-name="P6" xml:id="id11" draw:id="id11" draw:layer="layout" svg:width="5.6cm" svg:height="1.165cm" svg:x="18.878cm" svg:y="8.762cm">
              <draw:text-box>
                <text:p text:style-name="P5"><text:span text:style-name="T5">Consommateur</text:span></text:p>
              </draw:text-box>
            </draw:frame>
            <draw:connector draw:style-name="gr13" draw:text-style-name="P9" draw:layer="layout" svg:x1="6.222cm" svg:y1="7.347cm" svg:x2="9.322cm" svg:y2="7.345cm" draw:start-shape="id7" draw:start-glue-point="1" draw:end-shape="id8" draw:end-glue-point="3" svg:d="m6222 7347h1550v-2h1550" svg:viewBox="0 0 3101 3">
              <text:p/>
            </draw:connector>
            <draw:connector draw:style-name="gr14" draw:text-style-name="P9" draw:layer="layout" draw:line-skew="1.302cm" svg:x1="14.518cm" svg:y1="7.345cm" svg:x2="18.877cm" svg:y2="5.454cm" draw:start-shape="id8" draw:start-glue-point="1" draw:end-shape="id9" draw:end-glue-point="3" svg:d="m14518 7345h3482v-1891h877" svg:viewBox="0 0 4360 1892">
              <text:p/>
            </draw:connector>
            <draw:connector draw:style-name="gr15" draw:text-style-name="P9" draw:layer="layout" draw:line-skew="1.102cm" svg:x1="14.518cm" svg:y1="7.345cm" svg:x2="18.878cm" svg:y2="7.344cm" draw:start-shape="id8" draw:start-glue-point="1" draw:end-shape="id10" draw:end-glue-point="3" svg:d="m14518 7345h3282v-1h1078" svg:viewBox="0 0 4361 2">
              <text:p/>
            </draw:connector>
            <draw:connector draw:style-name="gr16" draw:text-style-name="P9" draw:layer="layout" draw:line-skew="1.302cm" svg:x1="14.518cm" svg:y1="7.345cm" svg:x2="18.878cm" svg:y2="9.344cm" draw:start-shape="id8" draw:start-glue-point="1" draw:end-shape="id11" draw:end-glue-point="3" svg:d="m14518 7345h3482v1999h878" svg:viewBox="0 0 4361 2000">
              <text:p/>
            </draw:connector>
            <draw:connector draw:style-name="gr17" draw:text-style-name="P9" draw:layer="layout" svg:x1="24.478cm" svg:y1="7.344cm" svg:x2="24.227cm" svg:y2="13.261cm" draw:start-shape="id10" draw:start-glue-point="1" draw:end-shape="id12" draw:end-glue-point="1" svg:d="m24478 7344h500v5917h-751" svg:viewBox="0 0 752 5918">
              <text:p/>
            </draw:connector>
            <draw:connector draw:style-name="gr18" draw:text-style-name="P9" draw:layer="layout" svg:x1="14.027cm" svg:y1="13.261cm" svg:x2="4.622cm" svg:y2="8.044cm" draw:start-shape="id12" draw:start-glue-point="3" draw:end-shape="id7" draw:end-glue-point="2" svg:d="m14027 13261h-9405v-5217" svg:viewBox="0 0 9406 5218">
              <text:p/>
            </draw:connector>
            <draw:connector draw:style-name="gr19" draw:text-style-name="P9" draw:layer="layout" svg:x1="24.477cm" svg:y1="5.454cm" svg:x2="24.227cm" svg:y2="13.261cm" draw:start-shape="id9" draw:start-glue-point="1" draw:end-shape="id12" draw:end-glue-point="1" svg:d="m24477 5454h500v7807h-750" svg:viewBox="0 0 751 7808">
              <text:p/>
            </draw:connector>
            <draw:connector draw:style-name="gr20" draw:text-style-name="P9" draw:layer="layout" svg:x1="24.478cm" svg:y1="9.344cm" svg:x2="24.227cm" svg:y2="13.261cm" draw:start-shape="id11" draw:start-glue-point="1" draw:end-shape="id12" draw:end-glue-point="1" svg:d="m24478 9344h500v3917h-751" svg:viewBox="0 0 752 3918">
              <text:p/>
            </draw:connector>
            <draw:frame draw:style-name="gr21" draw:text-style-name="P11" draw:layer="layout" svg:width="1.632cm" svg:height="0.983cm" svg:x="23.097cm" svg:y="10.864cm">
              <draw:text-box>
                <text:p text:style-name="P10"><text:span text:style-name="T8">paie</text:span></text:p>
              </draw:text-box>
            </draw:frame>
            <draw:frame draw:style-name="gr22" draw:text-style-name="P11" draw:layer="layout" svg:width="2.6cm" svg:height="0.983cm" svg:x="8.222cm" svg:y="13.483cm">
              <draw:text-box>
                <text:p text:style-name="P10"><text:span text:style-name="T8">investit</text:span></text:p>
              </draw:text-box>
            </draw:frame>
            <draw:frame draw:style-name="gr23" draw:text-style-name="P11" draw:layer="layout" svg:width="3.884cm" svg:height="0.983cm" svg:x="13.56cm" svg:y="18.027cm">
              <draw:text-box>
                <text:p text:style-name="P10"><text:span text:style-name="T8">« supervise »</text:span></text:p>
              </draw:text-box>
            </draw:frame>
            <draw:frame draw:style-name="gr24" draw:text-style-name="P11" draw:layer="layout" svg:width="2.03cm" svg:height="0.983cm" svg:x="6.53cm" svg:y="6.176cm">
              <draw:text-box>
                <text:p text:style-name="P10"><text:span text:style-name="T8">confie</text:span></text:p>
              </draw:text-box>
            </draw:frame>
            <draw:frame draw:style-name="gr25" draw:text-style-name="P11" draw:layer="layout" svg:width="2.183cm" svg:height="0.983cm" svg:x="14.959cm" svg:y="6.158cm">
              <draw:text-box>
                <text:p text:style-name="P10"><text:span text:style-name="T8">diffuse</text:span></text:p>
              </draw:text-box>
            </draw:frame>
            <draw:custom-shape draw:style-name="gr26" draw:text-style-name="P12" draw:layer="layout" svg:width="2.175cm" svg:height="2.175cm" svg:x="10.627cm" svg:y="16.786cm">
              <text:p text:style-name="P2"><text:span text:style-name="T9">État</text:span></text:p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++ sociétés de gestion des droits d'auteurs</text:p>
              </text:list-item>
              <text:list-item>
                <text:p>Ex : SACEM</text:p>
              </text:list-item>
              <text:list-item>
                <text:p>Rôle &amp; intérêt de chacun des acteurs</text:p>
              </text:list-item>
              <text:list-item>
                <text:p>Les investisseurs favorisent les « valeurs sûres », parfois au détriment de l'originalité</text:p>
              </text:list-item>
              <text:list-item>
                <text:p>Effondrement des ventes physiques</text:p>
              </text:list-item>
              <text:list-item>
                <text:p>En quoi est-ce que le piratage remet en cause cette organisation</text:p>
              </text:list-item>
              <text:list-item>
                <text:p>Remarque : déjà la panique à l'arrivée des cassettes audio (enregistrement de la rad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nque d'investissements</text:p>
              </text:list-item>
              <text:list-item>
                <text:p>=&gt; baisse de la diversité culturelle</text:p>
              </text:list-item>
              <text:list-item>
                <text:p>=&gt; motivation pour trouver des solutions v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rrous numér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anspose les limitations des objets physiques aux fichiers vendus</text:p>
              </text:list-item>
              <text:list-item>
                <text:p>Transformer un exemplaire numérique (bien public) en un bien de consommation rival</text:p>
              </text:list-item>
              <text:list-item>
                <text:p>Permet de revenir aux méthodes et pratiques maîtrisées</text:p>
              </text:list-item>
              <text:list-item>
                <text:p>Paradoxe : la consommation légale est moins facile et avantageuse que le pira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rveillance des téléchargements <text:span text:style-name="T4">peer-to-peer</text:span></text:p>
              </text:list-item>
              <text:list-item>
                <text:p><text:span text:style-name="T10">Bilan très mitigé (une seule condamnation, non appliquée)</text:span></text:p>
              </text:list-item>
              <text:list-item>
                <text:p><text:span text:style-name="T10">Rôle pédag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v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  <text:list-item>
                    <text:p>Un blocage efficace irait ~nécessairement à l'encontre de la vie privée (exemple : <text:span text:style-name="T4">deep packet inspection</text:span>)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versification de l'offre lé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tuité soutenue par la publicité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Tube</text:p>
              </text:list-item>
              <text:list-item>
                <text:p>Soundcloud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eaming musi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re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bandonner le système actu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emple : supprimer les intermédiaires</text:p>
                <text:list>
                  <text:list-item>
                    <text:p>distribution directe</text:p>
                  </text:list-item>
                  <text:list-item>
                    <text:p>financement participatif <text:line-break/>=&gt; remplacer complètement les majors</text:p>
                  </text:list-item>
                  <text:list-item>
                    <text:p>Mène à une perception vraiment différente des œuvres, puisque le public est directement impliqu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243cm" svg:x="1.4cm" svg:y="0.469cm" presentation:class="title" presentation:user-transformed="true">
          <draw:text-box>
            <text:p>Vers davantage de prise en charge par l'État 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« L'exception culturelle française » : aide ~systématique à la création</text:p>
                    <text:list>
                      <text:list-item>
                        <text:p>CNC pour financer</text:p>
                      </text:list-item>
                      <text:list-item>
                        <text:p>Prix unique du livre</text:p>
                      </text:list-item>
                      <text:list-item>
                        <text:p>Quotas de diff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cence globale</text:p>
                <text:list>
                  <text:list-item>
                    <text:p>Initialement prévue dans la loi DADVSI</text:p>
                  </text:list-item>
                  <text:list-item>
                    <text:p>Distribution via une société de gestion des droits d'auteur sur la base du nombre de consultations</text:p>
                  </text:list-item>
                </text:list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  <text:list-item>
                <text:p>Limites</text:p>
                <text:list>
                  <text:list-item>
                    <text:p>Méthode de mesure du trafic vraiment efficaces ?</text:p>
                  </text:list-item>
                  <text:list-item>
                    <text:p>Est-ce que l'on peut encore se permettre de réfléchir à un niveau national à l'ère d'Interne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définition traditionnelle du droit d'auteur s'adapte mal au support numérique</text:p>
              </text:list-item>
              <text:list-item>
                <text:p>Première réaction : forcer le numérique à rentrer dans le cadre connu &amp; maîtrisé</text:p>
                <text:list>
                  <text:list-item>
                    <text:p>Exemple : DRMs</text:p>
                  </text:list-item>
                </text:list>
              </text:list-item>
              <text:list-item>
                <text:p>Dans un second temps, développement d'offres légales compétitives face au piratage</text:p>
                <text:list>
                  <text:list-item>
                    <text:p>Exemple : services de streaming musical</text:p>
                  </text:list-item>
                </text:list>
              </text:list-item>
              <text:list-item>
                <text:p>Réflexions en cours sur un mode de financement public</text:p>
                <text:list>
                  <text:list-item>
                    <text:p>Pourrait maximiser l'utilité sociale de chaque œuvre</text:p>
                  </text:list-item>
                  <text:list-item>
                    <text:p>De nombreux points font débat</text:p>
                  </text:list-item>
                  <text:list-item>
                    <text:p>Comment l'adapter mondialement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venir2" fo:font-family="Avenir" style:font-style-name="Regular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2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2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2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20T11:32:35.331012000</dc:date>
    <meta:editing-duration>PT6H8M39S</meta:editing-duration>
    <meta:editing-cycles>82</meta:editing-cycles>
    <meta:document-statistic meta:object-count="176"/>
  </office:meta>
</office:document-meta>
</file>